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2A75E08E963.jpg" manifest:media-type="image/jpeg"/>
  <manifest:file-entry manifest:full-path="Pictures/10000200000001DC00000227954EB9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16.282cm" fo:margin-left="-0.208cm" style:page-number="auto" table:align="left" style:writing-mode="lr-tb"/>
    </style:style>
    <style:style style:name="Tabla1.A" style:family="table-column">
      <style:table-column-properties style:column-width="13.192cm"/>
    </style:style>
    <style:style style:name="Tabla1.B" style:family="table-column">
      <style:table-column-properties style:column-width="3.0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" style:family="table">
      <style:table-properties style:width="16cm" table:align="margins" style:writing-mode="lr-tb"/>
    </style:style>
    <style:style style:name="Taula1.A" style:family="table-column">
      <style:table-column-properties style:column-width="16cm" style:rel-column-width="65535*"/>
    </style:style>
    <style:style style:name="Taula1.A1" style:family="table-cell">
      <style:table-cell-properties fo:padding="0.097cm" fo:border="0.05pt solid #000000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P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4" style:family="paragraph" style:parent-style-name="Header">
      <style:paragraph-properties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5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6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P7" style:family="paragraph" style:parent-style-name="Header">
      <style:paragraph-properties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P8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color="#0000ff" fo:font-size="10pt" fo:font-style="italic" officeooo:rsid="001f615c" style:font-size-asian="10pt" style:font-style-asian="italic" style:font-size-complex="10pt" style:font-style-complex="italic"/>
    </style:style>
    <style:style style:name="P12" style:family="paragraph" style:parent-style-name="Standard">
      <style:text-properties style:use-window-font-color="true" fo:font-size="10pt" fo:font-style="italic" officeooo:rsid="001f615c" officeooo:paragraph-rsid="001f615c" style:font-size-asian="10pt" style:font-style-asian="italic" style:font-size-complex="10pt" style:font-style-complex="italic"/>
    </style:style>
    <style:style style:name="P13" style:family="paragraph" style:parent-style-name="Standard">
      <style:text-properties officeooo:paragraph-rsid="001f615c"/>
    </style:style>
    <style:style style:name="P14" style:family="paragraph" style:parent-style-name="Standard">
      <style:text-properties officeooo:paragraph-rsid="001fa109"/>
    </style:style>
    <style:style style:name="P15" style:family="paragraph" style:parent-style-name="Standard">
      <style:paragraph-properties fo:margin-top="0.176cm" fo:margin-bottom="0.176cm" style:contextual-spacing="false" fo:text-align="justify" style:justify-single-word="false" style:snap-to-layout-grid="false"/>
    </style:style>
    <style:style style:name="P16" style:family="paragraph" style:parent-style-name="codi">
      <style:paragraph-properties fo:margin-top="0.176cm" fo:margin-bottom="0.176cm" style:contextual-spacing="false">
        <style:tab-stops>
          <style:tab-stop style:position="1.27cm"/>
        </style:tab-stops>
      </style:paragraph-properties>
      <style:text-properties style:font-name="Arial" fo:font-size="11pt" officeooo:rsid="001f615c" officeooo:paragraph-rsid="001f615c" style:font-size-asian="11pt" style:font-size-complex="11pt"/>
    </style:style>
    <style:style style:name="P17" style:family="paragraph" style:parent-style-name="codi">
      <style:paragraph-properties fo:margin-top="0.176cm" fo:margin-bottom="0.176cm" style:contextual-spacing="false">
        <style:tab-stops>
          <style:tab-stop style:position="1.27cm"/>
        </style:tab-stops>
      </style:paragraph-properties>
      <style:text-properties style:font-name="Arial" fo:font-size="11pt" officeooo:rsid="001fa109" officeooo:paragraph-rsid="001fa109" style:font-size-asian="11pt" style:font-size-complex="11pt"/>
    </style:style>
    <style:style style:name="P18" style:family="paragraph" style:parent-style-name="codi">
      <style:paragraph-properties fo:margin-top="0.176cm" fo:margin-bottom="0.176cm" style:contextual-spacing="false">
        <style:tab-stops>
          <style:tab-stop style:position="1.27cm"/>
        </style:tab-stops>
      </style:paragraph-properties>
      <style:text-properties style:use-window-font-color="true" officeooo:rsid="001fa109" officeooo:paragraph-rsid="001fa109"/>
    </style:style>
    <style:style style:name="P19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</style:style>
    <style:style style:name="P20" style:family="paragraph" style:parent-style-name="Standard">
      <style:paragraph-properties fo:text-align="justify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fo:font-style="italic" style:font-style-asian="italic" style:font-style-complex="italic"/>
    </style:style>
    <style:style style:name="P21" style:family="paragraph" style:parent-style-name="Standard">
      <style:paragraph-properties fo:margin-top="0.18cm" fo:margin-bottom="0.18cm" style:contextual-spacing="true" fo:line-height="100%" style:shadow="none">
        <style:tab-stops>
          <style:tab-stop style:position="1.27cm"/>
        </style:tab-stops>
      </style:paragraph-properties>
      <style:text-properties style:font-name="Arial" fo:font-size="8pt" officeooo:rsid="001f615c" officeooo:paragraph-rsid="001f615c" style:font-size-asian="8pt" style:font-size-complex="8pt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font-size="11pt" fo:language="ca" fo:country="ES" officeooo:paragraph-rsid="001f615c" style:font-size-asian="11p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color="#0000ff" officeooo:paragraph-rsid="001f615c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color="#0000ff" fo:language="ca" fo:country="ES" officeooo:paragraph-rsid="001f615c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1f615c"/>
    </style:style>
    <style:style style:name="P26" style:family="paragraph" style:parent-style-name="Standard">
      <style:paragraph-properties fo:margin-left="0.635cm" fo:margin-right="0cm" fo:text-indent="0cm" style:auto-text-indent="false"/>
      <style:text-properties officeooo:paragraph-rsid="001fa109"/>
    </style:style>
    <style:style style:name="P27" style:family="paragraph" style:parent-style-name="Standard">
      <style:paragraph-properties fo:margin-left="0cm" fo:margin-right="0cm" fo:text-indent="0.635cm" style:auto-text-indent="false"/>
      <style:text-properties officeooo:paragraph-rsid="001fa109"/>
    </style:style>
    <style:style style:name="P28" style:family="paragraph" style:parent-style-name="Table_20_Contents">
      <style:text-properties officeooo:rsid="001fa109" officeooo:paragraph-rsid="001fa109"/>
    </style:style>
    <style:style style:name="P29" style:family="paragraph" style:parent-style-name="codi">
      <style:text-properties fo:font-size="11pt" officeooo:paragraph-rsid="001f615c" style:font-size-asian="11pt"/>
    </style:style>
    <style:style style:name="P30" style:family="paragraph" style:parent-style-name="codi">
      <style:text-properties officeooo:paragraph-rsid="001f615c"/>
    </style:style>
    <style:style style:name="P31" style:family="paragraph" style:parent-style-name="codi">
      <style:text-properties officeooo:paragraph-rsid="001fa109"/>
    </style:style>
    <style:style style:name="P32" style:family="paragraph" style:parent-style-name="Standard" style:list-style-name="WW8Num2"/>
    <style:style style:name="P33" style:family="paragraph" style:parent-style-name="Standard" style:list-style-name="WW8Num3">
      <style:paragraph-properties fo:margin-left="1.259cm" fo:margin-right="0cm" fo:margin-top="0.423cm" fo:margin-bottom="0cm" style:contextual-spacing="false" fo:text-align="justify" style:justify-single-word="false" fo:text-indent="-0.63cm" style:auto-text-indent="false"/>
      <style:text-properties fo:font-size="11pt" officeooo:paragraph-rsid="001f615c" style:font-size-asian="11pt"/>
    </style:style>
    <style:style style:name="P34" style:family="paragraph" style:parent-style-name="Standard" style:list-style-name="WW8Num3">
      <style:paragraph-properties fo:margin-left="1.259cm" fo:margin-right="0cm" fo:margin-top="0.635cm" fo:margin-bottom="0cm" style:contextual-spacing="false" fo:text-align="justify" style:justify-single-word="false" fo:text-indent="-0.63cm" style:auto-text-indent="false" fo:break-before="page"/>
      <style:text-properties fo:font-size="11pt" officeooo:paragraph-rsid="001fa109" style:font-size-asian="11pt"/>
    </style:style>
    <style:style style:name="P35" style:family="paragraph" style:parent-style-name="Standard" style:list-style-name="WW8Num3">
      <style:paragraph-properties fo:margin-left="1.259cm" fo:margin-right="0cm" fo:margin-top="0.212cm" fo:margin-bottom="0cm" style:contextual-spacing="false" fo:text-indent="-0.63cm" style:auto-text-indent="false"/>
      <style:text-properties fo:font-size="10pt" officeooo:paragraph-rsid="001f615c" style:font-size-asian="10pt" style:font-size-complex="10pt"/>
    </style:style>
    <style:style style:name="P36" style:family="paragraph" style:parent-style-name="Standard" style:list-style-name="WW8Num3">
      <style:paragraph-properties fo:margin-top="0.423cm" fo:margin-bottom="0cm" style:contextual-spacing="false" fo:text-align="justify" style:justify-single-word="false"/>
      <style:text-properties style:use-window-font-color="true" fo:font-size="11pt" fo:language="ca" fo:country="ES" fo:font-style="italic" officeooo:rsid="001f615c" officeooo:paragraph-rsid="001f615c" style:font-size-asian="11pt" style:font-style-asian="italic" style:font-size-complex="10pt" style:font-style-complex="italic"/>
    </style:style>
    <style:style style:name="T1" style:family="text">
      <style:text-properties officeooo:rsid="00106460"/>
    </style:style>
    <style:style style:name="T2" style:family="text">
      <style:text-properties officeooo:rsid="001c0389"/>
    </style:style>
    <style:style style:name="T3" style:family="text">
      <style:text-properties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fa109" style:font-weight-asian="bold"/>
    </style:style>
    <style:style style:name="T8" style:family="text">
      <style:text-properties officeooo:rsid="001fa109"/>
    </style:style>
    <style:style style:name="T9" style:family="text">
      <style:text-properties fo:language="ca" fo:country="ES"/>
    </style:style>
    <style:style style:name="T10" style:family="text">
      <style:text-properties fo:language="ca" fo:country="ES" fo:font-weight="bold" style:font-weight-asian="bold"/>
    </style:style>
    <style:style style:name="T11" style:family="text">
      <style:text-properties fo:font-weight="normal" officeooo:rsid="001fa109" style:font-weight-asian="normal" style:font-weight-complex="normal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Nom: </text:p>
          </table:table-cell>
          <table:table-cell table:style-name="Tabla1.B1" table:number-rows-spanned="2" office:value-type="string">
            <text:p text:style-name="P15">Nota:</text:p>
          </table:table-cell>
        </table:table-row>
        <table:table-row table:style-name="Tabla1.1">
          <table:table-cell table:style-name="Tabla1.A2" office:value-type="string">
            <text:p text:style-name="P15">Data: <text:span text:style-name="T8">19/2/2015</text:span></text:p>
          </table:table-cell>
          <table:covered-table-cell/>
        </table:table-row>
      </table:table>
      <text:p text:style-name="P10"/>
      <text:p text:style-name="P19"><text:span text:style-name="T5">INDICACIONS</text:span><text:span text:style-name="T4">:</text:span></text:p>
      <text:p text:style-name="P20"/>
      <text:list xml:id="list4128575146996734847" text:style-name="WW8Num2">
        <text:list-header>
          <text:p text:style-name="P32"/>
        </text:list-header>
      </text:list>
      <text:list xml:id="list5935559030440866758" text:style-name="WW8Num3">
        <text:list-item>
          <text:p text:style-name="P33">Algoritmo que pide un número al usuario y escribe la suma de todos los números entre el introducido y el 1. Ej.</text:p>
        </text:list-item>
      </text:list>
      <text:p text:style-name="P23">Si la entrada es:</text:p>
      <text:p text:style-name="P23"/>
      <table:table table:name="Taula1" table:style-name="Taula1">
        <table:table-column table:style-name="Taula1.A"/>
        <table:table-row>
          <table:table-cell table:style-name="Taula1.A1" office:value-type="string">
            <text:p text:style-name="P28">4</text:p>
          </table:table-cell>
        </table:table-row>
      </table:table>
      <text:p text:style-name="P23"/>
      <text:p text:style-name="P13"/>
      <text:p text:style-name="P14"/>
      <text:p text:style-name="P25">La salida será</text:p>
      <text:p text:style-name="P30">10</text:p>
      <text:p text:style-name="P24">Dado que 10 = 1 + 2 + 3 + 4</text:p>
      <text:p text:style-name="P11"/>
      <text:list xml:id="list94815914164204" text:continue-numbering="true" text:style-name="WW8Num3">
        <text:list-item>
          <text:p text:style-name="P36">Programa que lee un número real <text:span text:style-name="T6">x</text:span> y otro entero positivo <text:span text:style-name="T6">n</text:span> y muestra la n-ésima potencia de <text:span text:style-name="T7">x </text:span><text:span text:style-name="T11">(por iteración y no por sentencia pow)</text:span></text:p>
        </text:list-item>
      </text:list>
      <text:p text:style-name="P12"/>
      <text:list xml:id="list94815914159330" text:continue-numbering="true" text:style-name="WW8Num3">
        <text:list-item>
          <text:p text:style-name="P34"><text:span text:style-name="T9">Algoritmo que pide al usuario, la edad y el año actual. El algoritmo escribirá la edad que tenía el usuario en cada año desde su nacimiento y se despedirá diciendo Adiós &lt;edad actual&gt;Ej. </text:span></text:p>
        </text:list-item>
      </text:list>
      <text:p text:style-name="P27">Si la entrada es </text:p>
      <text:p text:style-name="P31">5</text:p>
      <text:p text:style-name="P31">2003</text:p>
      <text:p text:style-name="P26">El programa escribirá</text:p>
      <text:p text:style-name="P31">En 1998 nació</text:p>
      <text:p text:style-name="P31">En 1999 tenía 1 año</text:p>
      <text:p text:style-name="P31">En 2000 tenía 2 años</text:p>
      <text:p text:style-name="P31">En 2001 tenía 3 años</text:p>
      <text:p text:style-name="P31">En 2002 tenía 4 años</text:p>
      <text:p text:style-name="P18">Adiós tienes 5 años</text:p>
      <text:list xml:id="list94815914166641" text:continue-numbering="true" text:style-name="WW8Num3">
        <text:list-item>
          <text:p text:style-name="P35"><text:span text:style-name="T9">Algoritmo que pide un número </text:span><text:span text:style-name="T10">n</text:span><text:span text:style-name="T9"> del 1 al 9 y escriba lo siguiente (suponiendo que </text:span><text:span text:style-name="T10">n </text:span><text:span text:style-name="T9">es 9)</text:span></text:p>
        </text:list-item>
      </text:list>
      <text:p text:style-name="P29">.........9.........</text:p>
      <text:p text:style-name="P29">........898........</text:p>
      <text:p text:style-name="P29">.......78987.......</text:p>
      <text:p text:style-name="P29">......6789876......</text:p>
      <text:p text:style-name="P29">.....567898765.....</text:p>
      <text:p text:style-name="P29">....45678987654....</text:p>
      <text:p text:style-name="P29">...3456789876543...</text:p>
      <text:p text:style-name="P29">..234567898765432..</text:p>
      <text:p text:style-name="P29">.12345678987654321.</text:p>
      <text:p text:style-name="P29">0123456789876543210</text:p>
      <text:p text:style-name="P29">.12345678987654321.</text:p>
      <text:p text:style-name="P29">..234567898765432..</text:p>
      <text:p text:style-name="P29">...3456789876543...</text:p>
      <text:p text:style-name="P29">....45678987654....</text:p>
      <text:p text:style-name="P29">.....567898765.....</text:p>
      <text:p text:style-name="P29">......6789876......</text:p>
      <text:p text:style-name="P29">.......78987.......</text:p>
      <text:p text:style-name="P29">........898........</text:p>
      <text:p text:style-name="P30">..........9.........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/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independiente_20_2" style:display-name="Texto independiente 2" style:family="paragraph" style:parent-style-name="Standard">
      <style:paragraph-properties fo:margin-top="0.176cm" fo:margin-bottom="0.176cm" style:contextual-spacing="false" fo:text-align="justify" style:justify-single-word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Courier New" fo:font-family="'Courier New'" style:font-family-generic="modern" fo:font-size="10pt" fo:language="ca" fo:country="ES" style:font-size-asian="10pt" style:font-name-complex="Courier New" style:font-family-complex="'Courier New'" style:font-family-generic-complex="modern"/>
    </style:style>
    <style:style style:name="Absatz-Standardschriftart" style:family="text"/>
    <style:style style:name="WW8Num3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247cm" fo:margin-left="-0.191cm" table:align="left" style:writing-mode="lr-tb"/>
    </style:style>
    <style:style style:name="Tabla5.A" style:family="table-column">
      <style:table-column-properties style:column-width="8.692cm"/>
    </style:style>
    <style:style style:name="Tabla5.B" style:family="table-column">
      <style:table-column-properties style:column-width="7.55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6.247cm" fo:margin-left="-0.191cm" table:align="left" style:writing-mode="lr-tb"/>
    </style:style>
    <style:style style:name="Tabla4.A" style:family="table-column">
      <style:table-column-properties style:column-width="6.692cm"/>
    </style:style>
    <style:style style:name="Tabla4.B" style:family="table-column">
      <style:table-column-properties style:column-width="6.75cm"/>
    </style:style>
    <style:style style:name="Tabla4.C" style:family="table-column">
      <style:table-column-properties style:column-width="2.80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font-weight="bold" style:font-size-asian="12pt" style:font-weight-asian="bold"/>
    </style:style>
    <style:style style:name="MP3" style:family="paragraph" style:parent-style-name="Header">
      <style:paragraph-properties fo:line-height="0.247cm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5" style:family="paragraph" style:parent-style-name="Header">
      <style:paragraph-properties fo:line-height="0.247cm" fo:text-align="end" style:justify-single-word="false" style:snap-to-layout-gri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6" style:family="paragraph" style:parent-style-name="Header">
      <style:paragraph-properties fo:line-height="0.247cm" fo:text-align="end" style:justify-single-word="false">
        <style:tab-stops>
          <style:tab-stop style:position="1cm"/>
          <style:tab-stop style:position="15cm" style:type="right"/>
        </style:tab-stops>
      </style:paragraph-properties>
      <style:text-properties fo:color="#000000" fo:font-size="7pt" style:font-size-asian="7pt"/>
    </style:style>
    <style:style style:name="MP7" style:family="paragraph" style:parent-style-name="Header">
      <style:paragraph-properties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MP8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9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fo:font-style="italic" style:font-size-asian="8pt" style:font-style-asian="italic" style:font-size-complex="8pt"/>
    </style:style>
    <style:style style:name="MT1" style:family="text">
      <style:text-properties officeooo:rsid="00106460"/>
    </style:style>
    <style:style style:name="MT2" style:family="text">
      <style:text-properties officeooo:rsid="001c0389"/>
    </style:style>
    <style:style style:name="MT3" style:family="text">
      <style:text-properties fo:font-size="8pt" fo:font-style="italic" style:font-size-asian="8pt" style:font-style-asian="italic" style:font-size-complex="8pt"/>
    </style:style>
    <style:style style:name="M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1.268cm, 2.307cm, 0.958cm, 1.42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1.7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2.05cm" svg:y="0.951cm" svg:width="0.713cm" svg:height="0.818cm" draw:z-index="1"><draw:image xlink:href="Pictures/10000200000001DC00000227954EB930.png" xlink:type="simple" xlink:show="embed" xlink:actuate="onLoad"/></draw:frame><draw:frame draw:style-name="Mfr2" draw:name="gráficos2" text:anchor-type="char" svg:x="14.288cm" svg:y="-0.041cm" svg:width="1.448cm" svg:height="1.588cm" draw:z-index="3"><draw:image xlink:href="Pictures/10000000000002B1000002A75E08E963.jpg" xlink:type="simple" xlink:show="embed" xlink:actuate="onLoad"/><draw:contour-polygon svg:width="18.529cm" svg:height="17.688cm" svg:viewBox="0 0 18529 17688" draw:points="-302,0 -302,17688 18227,17688 18227,0" draw:recreate-on-edit="false"/></draw:frame>Generalitat de Catalunya</text:p>
        <text:p text:style-name="MP1">Departament d’Ensenyament</text:p>
        <text:p text:style-name="MP2">Institut d’Educació Secundària </text:p>
        <text:p text:style-name="MP2">Provençana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Carrer de Sant Pius X, 8</text:p>
              <text:p text:style-name="MP4">08901 L’Hospitalet de Llobregat</text:p>
              <text:p text:style-name="MP4">Tel. 93 338 25 53 </text:p>
              <text:p text:style-name="MP4">Fax 93 337 57 35</text:p>
            </table:table-cell>
            <table:table-cell table:style-name="Tabla5.A1" office:value-type="string">
              <text:p text:style-name="MP5"/>
              <text:p text:style-name="MP6"/>
              <text:p text:style-name="MP6">e-mail: a8019401@xtec.cat</text:p>
              <text:p text:style-name="MP6">web: http://www.ies-provenzana.com</text:p>
            </table:table-cell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7">CF<text:span text:style-name="MT1">GS</text:span> <text:span text:style-name="MT2">DAM-DAW</text:span></text:p>
            </table:table-cell>
            <table:table-cell table:style-name="Tabla4.A1" office:value-type="string">
              <text:p text:style-name="MP7">Examen UF1 <text:span text:style-name="MT2">NF1</text:span> </text:p>
            </table:table-cell>
            <table:table-cell table:style-name="Tabla4.A1" office:value-type="string">
              <text:p text:style-name="MP8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 de </text:span></text:span><text:span text:style-name="Page_20_Number"><text:span text:style-name="MT3"><text:page-count style:num-format="1">2</text:page-count></text:span></text:span></text:p>
            </table:table-cell>
          </table:table-row>
          <table:table-row table:style-name="Tabla4.1">
            <table:table-cell table:style-name="Tabla4.A2" office:value-type="string">
              <text:p text:style-name="MP7">MP-0<text:span text:style-name="MT1">3</text:span> <text:s/><text:span text:style-name="MT1">Programació bàsica</text:span></text:p>
            </table:table-cell>
            <table:table-cell table:style-name="Tabla4.A2" office:value-type="string">
              <text:p text:style-name="MP7">Professor: <text:span text:style-name="MT2">Ramón Sesén Marquina</text:span></text:p>
            </table:table-cell>
            <table:table-cell table:style-name="Tabla4.A2" office:value-type="string">
              <text:p text:style-name="MP9"><text:span text:style-name="MT2">Desembre </text:span>201<text:span text:style-name="MT1">4</text:span></text:p>
            </table:table-cell>
          </table:table-row>
        </table:table>
        <text:p text:style-name="Footnote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carta</dc:title>
    <meta:initial-creator>Secretaria</meta:initial-creator>
    <meta:creation-date>2009-10-21T00:16:00</meta:creation-date>
    <dc:date>2015-02-19T09:48:15.753000000</dc:date>
    <meta:print-date>2009-10-16T11:22:00</meta:print-date>
    <meta:editing-cycles>33</meta:editing-cycles>
    <meta:editing-duration>PT1H44M16S</meta:editing-duration>
    <meta:generator>LibreOffice/4.2.5.2$Windows_x86 LibreOffice_project/61cb170a04bb1f12e77c884eab9192be736ec5f5</meta:generator>
    <meta:document-statistic meta:table-count="4" meta:image-count="2" meta:object-count="0" meta:page-count="2" meta:paragraph-count="58" meta:word-count="235" meta:character-count="1486" meta:non-whitespace-character-count="1306"/>
    <meta:user-defined meta:name="Información 1"/>
    <meta:user-defined meta:name="Información 2"/>
    <meta:user-defined meta:name="Información 3"/>
    <meta:user-defined meta:name="Información 4"/>
  </office:meta>
</office:document-meta>
</file>